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72bc" officeooo:paragraph-rsid="000d72bc"/>
    </style:style>
    <style:style style:name="P2" style:family="paragraph" style:parent-style-name="Standard">
      <style:text-properties officeooo:rsid="001346fd" officeooo:paragraph-rsid="001346fd"/>
    </style:style>
    <style:style style:name="P3" style:family="paragraph" style:parent-style-name="Standard">
      <style:text-properties fo:font-style="italic" officeooo:rsid="000d72bc" officeooo:paragraph-rsid="000d72bc" style:font-style-asian="italic" style:font-style-complex="italic"/>
    </style:style>
    <style:style style:name="P4" style:family="paragraph" style:parent-style-name="Standard">
      <style:text-properties fo:font-style="italic" officeooo:rsid="0012d480" officeooo:paragraph-rsid="0012d480" style:font-style-asian="italic" style:font-style-complex="italic"/>
    </style:style>
    <style:style style:name="P5" style:family="paragraph" style:parent-style-name="Standard">
      <style:text-properties fo:font-style="italic" officeooo:rsid="0012f802" officeooo:paragraph-rsid="0012f802" style:font-style-asian="italic" style:font-style-complex="italic"/>
    </style:style>
    <style:style style:name="P6" style:family="paragraph" style:parent-style-name="Standard">
      <style:text-properties style:text-line-through-style="solid" style:text-line-through-type="single" fo:font-weight="bold" officeooo:rsid="005ecea1" officeooo:paragraph-rsid="005ecea1" style:font-weight-asian="bold" style:font-weight-complex="bold"/>
    </style:style>
    <style:style style:name="P7" style:family="paragraph" style:parent-style-name="Standard">
      <style:text-properties fo:font-style="normal" officeooo:rsid="00656784" officeooo:paragraph-rsid="00656784" style:font-style-asian="normal" style:font-style-complex="normal"/>
    </style:style>
    <style:style style:name="P8" style:family="paragraph" style:parent-style-name="Text_20_body">
      <style:text-properties officeooo:rsid="001346fd" officeooo:paragraph-rsid="001346fd"/>
    </style:style>
    <style:style style:name="P9" style:family="paragraph" style:parent-style-name="Text_20_body">
      <style:text-properties officeooo:rsid="0018567e" officeooo:paragraph-rsid="0018567e"/>
    </style:style>
    <style:style style:name="P10" style:family="paragraph" style:parent-style-name="Text_20_body">
      <style:text-properties fo:font-style="italic" officeooo:rsid="000d72bc" officeooo:paragraph-rsid="000d72bc" style:font-style-asian="italic" style:font-style-complex="italic"/>
    </style:style>
    <style:style style:name="P11" style:family="paragraph" style:parent-style-name="Text_20_body">
      <style:text-properties officeooo:rsid="0045ff88" officeooo:paragraph-rsid="0045ff88"/>
    </style:style>
    <style:style style:name="P12" style:family="paragraph" style:parent-style-name="Standard" style:list-style-name="L1">
      <style:text-properties fo:font-style="italic" officeooo:rsid="0012d480" officeooo:paragraph-rsid="0012d480" style:font-style-asian="italic" style:font-style-complex="italic"/>
    </style:style>
    <style:style style:name="P13" style:family="paragraph" style:parent-style-name="Standard">
      <style:text-properties fo:font-style="italic" officeooo:rsid="000d72bc" officeooo:paragraph-rsid="000d72bc" style:font-style-asian="italic" style:font-style-complex="italic"/>
    </style:style>
    <style:style style:name="P14" style:family="paragraph" style:parent-style-name="Standard" style:list-style-name="L2">
      <style:text-properties fo:font-style="italic" fo:font-weight="normal" officeooo:rsid="00795519" officeooo:paragraph-rsid="00795519" style:font-style-asian="italic" style:font-weight-asian="normal" style:font-style-complex="italic" style:font-weight-complex="normal"/>
    </style:style>
    <style:style style:name="P15" style:family="paragraph" style:parent-style-name="Standard" style:list-style-name="L2">
      <style:text-properties fo:font-style="italic" fo:font-weight="normal" officeooo:rsid="00795519" officeooo:paragraph-rsid="008ddffb" style:font-style-asian="italic" style:font-weight-asian="normal" style:font-style-complex="italic" style:font-weight-complex="normal"/>
    </style:style>
    <style:style style:name="P16" style:family="paragraph" style:parent-style-name="Standard">
      <style:text-properties fo:font-style="italic" fo:font-weight="normal" officeooo:rsid="00795519" officeooo:paragraph-rsid="007dadbf" style:font-style-asian="italic" style:font-weight-asian="normal" style:font-style-complex="italic" style:font-weight-complex="normal"/>
    </style:style>
    <style:style style:name="P17" style:family="paragraph" style:parent-style-name="Standard">
      <style:text-properties fo:font-style="italic" fo:font-weight="normal" officeooo:rsid="00873442" officeooo:paragraph-rsid="00873442" style:font-style-asian="italic" style:font-weight-asian="normal" style:font-style-complex="italic" style:font-weight-complex="normal"/>
    </style:style>
    <style:style style:name="P18"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19" style:family="paragraph" style:parent-style-name="Standard" style:list-style-name="L23">
      <style:text-properties fo:font-style="italic" fo:font-weight="normal" officeooo:rsid="00873442" officeooo:paragraph-rsid="00873442" style:font-style-asian="italic" style:font-weight-asian="normal" style:font-style-complex="italic" style:font-weight-complex="normal"/>
    </style:style>
    <style:style style:name="P20" style:family="paragraph" style:parent-style-name="Standard" style:list-style-name="L23">
      <style:text-properties fo:font-style="italic" fo:font-weight="normal" officeooo:rsid="00a08ce1" officeooo:paragraph-rsid="00a08ce1" style:font-style-asian="italic" style:font-weight-asian="normal" style:font-style-complex="italic" style:font-weight-complex="normal"/>
    </style:style>
    <style:style style:name="P21" style:family="paragraph" style:parent-style-name="Standard" style:list-style-name="L23">
      <style:text-properties fo:font-style="italic" fo:font-weight="normal" officeooo:rsid="00a08ce1" officeooo:paragraph-rsid="00a4ff07" style:font-style-asian="italic" style:font-weight-asian="normal" style:font-style-complex="italic" style:font-weight-complex="normal"/>
    </style:style>
    <style:style style:name="P22" style:family="paragraph" style:parent-style-name="Standard" style:list-style-name="L2">
      <style:text-properties fo:font-weight="bold" officeooo:paragraph-rsid="00448cdb" style:font-weight-asian="bold" style:font-weight-complex="bold"/>
    </style:style>
    <style:style style:name="P23" style:family="paragraph" style:parent-style-name="Standard" style:list-style-name="L2">
      <style:text-properties fo:font-weight="bold" officeooo:rsid="00466b63" officeooo:paragraph-rsid="00466b63" style:font-weight-asian="bold" style:font-weight-complex="bold"/>
    </style:style>
    <style:style style:name="P24" style:family="paragraph" style:parent-style-name="Standard" style:list-style-name="L2">
      <style:text-properties fo:font-weight="bold" officeooo:rsid="00466b63" officeooo:paragraph-rsid="008ddffb" style:font-weight-asian="bold" style:font-weight-complex="bold"/>
    </style:style>
    <style:style style:name="P25" style:family="paragraph" style:parent-style-name="Standard" style:list-style-name="L2">
      <style:text-properties fo:font-weight="bold" officeooo:rsid="004755b5" officeooo:paragraph-rsid="004755b5" style:font-weight-asian="bold" style:font-weight-complex="bold"/>
    </style:style>
    <style:style style:name="P26" style:family="paragraph" style:parent-style-name="Standard" style:list-style-name="L2">
      <style:text-properties fo:font-weight="bold" officeooo:rsid="004755b5" officeooo:paragraph-rsid="008ddffb" style:font-weight-asian="bold" style:font-weight-complex="bold"/>
    </style:style>
    <style:style style:name="P27" style:family="paragraph" style:parent-style-name="Standard" style:list-style-name="L13">
      <style:text-properties fo:font-weight="bold" officeooo:rsid="00491dbb" officeooo:paragraph-rsid="00491dbb" style:font-weight-asian="bold" style:font-weight-complex="bold"/>
    </style:style>
    <style:style style:name="P28" style:family="paragraph" style:parent-style-name="Standard" style:list-style-name="L19">
      <style:text-properties fo:font-weight="bold" officeooo:rsid="00491dbb" officeooo:paragraph-rsid="008ddffb" style:font-weight-asian="bold" style:font-weight-complex="bold"/>
    </style:style>
    <style:style style:name="P29" style:family="paragraph" style:parent-style-name="Standard" style:list-style-name="L2">
      <style:text-properties fo:font-weight="bold" officeooo:rsid="004a7e2e" officeooo:paragraph-rsid="004bd802" style:font-weight-asian="bold" style:font-weight-complex="bold"/>
    </style:style>
    <style:style style:name="P30" style:family="paragraph" style:parent-style-name="Standard" style:list-style-name="L2">
      <style:text-properties fo:font-weight="bold" officeooo:rsid="004a7e2e" officeooo:paragraph-rsid="008ddffb" style:font-weight-asian="bold" style:font-weight-complex="bold"/>
    </style:style>
    <style:style style:name="P31" style:family="paragraph" style:parent-style-name="Standard" style:list-style-name="L11">
      <style:text-properties fo:font-weight="bold" officeooo:rsid="007d969d" officeooo:paragraph-rsid="007d969d" style:font-weight-asian="bold" style:font-weight-complex="bold"/>
    </style:style>
    <style:style style:name="P32" style:family="paragraph" style:parent-style-name="Standard">
      <style:text-properties fo:font-weight="bold" officeooo:rsid="007d969d" officeooo:paragraph-rsid="007dadbf" style:font-weight-asian="bold" style:font-weight-complex="bold"/>
    </style:style>
    <style:style style:name="P33" style:family="paragraph" style:parent-style-name="Standard" style:list-style-name="L11">
      <style:text-properties fo:font-weight="bold" officeooo:rsid="008a7db2" officeooo:paragraph-rsid="008a7db2" style:font-weight-asian="bold" style:font-weight-complex="bold"/>
    </style:style>
    <style:style style:name="P34" style:family="paragraph" style:parent-style-name="Standard" style:list-style-name="L3">
      <style:text-properties officeooo:rsid="00448cdb" officeooo:paragraph-rsid="00448cdb"/>
    </style:style>
    <style:style style:name="P35" style:family="paragraph" style:parent-style-name="Standard" style:list-style-name="L14">
      <style:text-properties officeooo:rsid="00448cdb" officeooo:paragraph-rsid="008ddffb"/>
    </style:style>
    <style:style style:name="P36" style:family="paragraph" style:parent-style-name="Standard" style:list-style-name="L4">
      <style:text-properties officeooo:paragraph-rsid="00448cdb"/>
    </style:style>
    <style:style style:name="P37" style:family="paragraph" style:parent-style-name="Standard" style:list-style-name="L5">
      <style:text-properties officeooo:rsid="0043a3e1" officeooo:paragraph-rsid="003df9a9"/>
    </style:style>
    <style:style style:name="P38" style:family="paragraph" style:parent-style-name="Standard" style:list-style-name="L16">
      <style:text-properties officeooo:rsid="0043a3e1" officeooo:paragraph-rsid="008ddffb"/>
    </style:style>
    <style:style style:name="P39" style:family="paragraph" style:parent-style-name="Standard" style:list-style-name="L5">
      <style:text-properties officeooo:rsid="003f05e4" officeooo:paragraph-rsid="00412936"/>
    </style:style>
    <style:style style:name="P40" style:family="paragraph" style:parent-style-name="Standard" style:list-style-name="L16">
      <style:text-properties officeooo:rsid="003f05e4" officeooo:paragraph-rsid="008ddffb"/>
    </style:style>
    <style:style style:name="P41" style:family="paragraph" style:parent-style-name="Standard" style:list-style-name="L5">
      <style:text-properties officeooo:rsid="0014dff0" officeooo:paragraph-rsid="003df9a9"/>
    </style:style>
    <style:style style:name="P42" style:family="paragraph" style:parent-style-name="Standard" style:list-style-name="L7">
      <style:text-properties officeooo:rsid="0014dff0" officeooo:paragraph-rsid="0069f73b"/>
    </style:style>
    <style:style style:name="P43" style:family="paragraph" style:parent-style-name="Standard" style:list-style-name="L9">
      <style:text-properties officeooo:rsid="0014dff0" officeooo:paragraph-rsid="0043cc30"/>
    </style:style>
    <style:style style:name="P44" style:family="paragraph" style:parent-style-name="Standard" style:list-style-name="L16">
      <style:text-properties officeooo:rsid="0014dff0" officeooo:paragraph-rsid="008ddffb"/>
    </style:style>
    <style:style style:name="P45" style:family="paragraph" style:parent-style-name="Standard" style:list-style-name="L18">
      <style:text-properties officeooo:rsid="0014dff0" officeooo:paragraph-rsid="008ddffb"/>
    </style:style>
    <style:style style:name="P46" style:family="paragraph" style:parent-style-name="Standard" style:list-style-name="L21">
      <style:text-properties officeooo:rsid="0014dff0" officeooo:paragraph-rsid="008ddffb"/>
    </style:style>
    <style:style style:name="P47" style:family="paragraph" style:parent-style-name="Standard" style:list-style-name="L6">
      <style:text-properties officeooo:rsid="006d258c" officeooo:paragraph-rsid="006d258c"/>
    </style:style>
    <style:style style:name="P48" style:family="paragraph" style:parent-style-name="Standard" style:list-style-name="L17">
      <style:text-properties officeooo:rsid="006d258c" officeooo:paragraph-rsid="008ddffb"/>
    </style:style>
    <style:style style:name="P49" style:family="paragraph" style:parent-style-name="Standard" style:list-style-name="L7">
      <style:text-properties officeooo:rsid="0069f73b" officeooo:paragraph-rsid="006bb004"/>
    </style:style>
    <style:style style:name="P50" style:family="paragraph" style:parent-style-name="Standard" style:list-style-name="L18">
      <style:text-properties officeooo:rsid="0069f73b" officeooo:paragraph-rsid="008ddffb"/>
    </style:style>
    <style:style style:name="P51" style:family="paragraph" style:parent-style-name="Standard" style:list-style-name="L7">
      <style:text-properties officeooo:rsid="006bb004" officeooo:paragraph-rsid="006bb004"/>
    </style:style>
    <style:style style:name="P52" style:family="paragraph" style:parent-style-name="Standard" style:list-style-name="L18">
      <style:text-properties officeooo:rsid="006bb004" officeooo:paragraph-rsid="008ddffb"/>
    </style:style>
    <style:style style:name="P53" style:family="paragraph" style:parent-style-name="Standard" style:list-style-name="L8">
      <style:text-properties officeooo:rsid="0043cc30" officeooo:paragraph-rsid="0043cc30"/>
    </style:style>
    <style:style style:name="P54" style:family="paragraph" style:parent-style-name="Standard" style:list-style-name="L20">
      <style:text-properties officeooo:rsid="0043cc30" officeooo:paragraph-rsid="008ddffb"/>
    </style:style>
    <style:style style:name="P55" style:family="paragraph" style:parent-style-name="Standard">
      <style:text-properties style:text-line-through-style="solid" style:text-line-through-type="single" fo:font-weight="bold" officeooo:rsid="0014dff0" officeooo:paragraph-rsid="002e69fd" style:font-weight-asian="bold" style:font-weight-complex="bold"/>
    </style:style>
    <style:style style:name="P56" style:family="paragraph" style:parent-style-name="Standard">
      <style:text-properties style:text-line-through-style="solid" style:text-line-through-type="single" fo:font-weight="bold" officeooo:rsid="0014dff0" officeooo:paragraph-rsid="008ddffb" style:font-weight-asian="bold" style:font-weight-complex="bold"/>
    </style:style>
    <style:style style:name="P57" style:family="paragraph" style:parent-style-name="Standard">
      <style:text-properties style:text-line-through-style="solid" style:text-line-through-type="single" fo:font-weight="bold" officeooo:rsid="005ecea1" officeooo:paragraph-rsid="008ddffb" style:font-weight-asian="bold" style:font-weight-complex="bold"/>
    </style:style>
    <style:style style:name="P58" style:family="paragraph" style:parent-style-name="Standard" style:list-style-name="L10">
      <style:text-properties style:text-line-through-style="none" style:text-line-through-type="none" officeooo:rsid="00618181" officeooo:paragraph-rsid="00618181"/>
    </style:style>
    <style:style style:name="P59" style:family="paragraph" style:parent-style-name="Standard" style:list-style-name="L22">
      <style:text-properties style:text-line-through-style="none" style:text-line-through-type="none" officeooo:rsid="00618181" officeooo:paragraph-rsid="008ddffb"/>
    </style:style>
    <style:style style:name="P60" style:family="paragraph" style:parent-style-name="Standard" style:list-style-name="L22">
      <style:text-properties style:text-line-through-style="none" style:text-line-through-type="none" fo:font-style="italic" officeooo:rsid="00618181" officeooo:paragraph-rsid="008ddffb" style:font-style-asian="italic" style:font-style-complex="italic"/>
    </style:style>
    <style:style style:name="P61" style:family="paragraph" style:parent-style-name="Standard" style:list-style-name="L12">
      <style:text-properties fo:font-style="normal" fo:font-weight="normal" officeooo:rsid="00795519" officeooo:paragraph-rsid="007db546" style:font-style-asian="normal" style:font-weight-asian="normal" style:font-style-complex="normal" style:font-weight-complex="normal"/>
    </style:style>
    <style:style style:name="P62" style:family="paragraph" style:parent-style-name="Standard">
      <style:text-properties fo:font-style="normal" fo:font-weight="normal" officeooo:rsid="007e7bfa" officeooo:paragraph-rsid="007e7bfa" style:font-style-asian="normal" style:font-weight-asian="normal" style:font-style-complex="normal" style:font-weight-complex="normal"/>
    </style:style>
    <style:style style:name="P63" style:family="paragraph" style:parent-style-name="Standard">
      <style:text-properties fo:font-style="normal" fo:font-weight="bold" officeooo:rsid="007e7bfa" officeooo:paragraph-rsid="007e8cb8" style:font-style-asian="normal" style:font-weight-asian="bold" style:font-style-complex="normal" style:font-weight-complex="bold"/>
    </style:style>
    <style:style style:name="P64" style:family="paragraph" style:parent-style-name="Standard">
      <style:text-properties fo:font-style="normal" officeooo:rsid="00a69558" officeooo:paragraph-rsid="00a69558" style:font-style-asian="normal" style:font-style-complex="normal"/>
    </style:style>
    <style:style style:name="P65" style:family="paragraph" style:parent-style-name="Standard">
      <style:text-properties fo:font-style="normal" officeooo:rsid="00656784" officeooo:paragraph-rsid="00656784" style:font-style-asian="normal" style:font-style-complex="normal"/>
    </style:style>
    <style:style style:name="P66" style:family="paragraph" style:parent-style-name="Standard">
      <style:text-properties fo:font-style="normal" officeooo:rsid="00ab806d" officeooo:paragraph-rsid="00ab806d" style:font-style-asian="normal" style:font-style-complex="normal"/>
    </style:style>
    <style:style style:name="P67" style:family="paragraph" style:parent-style-name="Standard" style:list-style-name="L15">
      <style:text-properties officeooo:paragraph-rsid="008ddffb"/>
    </style:style>
    <style:style style:name="P6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text-line-through-style="none" style:text-line-through-type="none" fo:font-style="italic" fo:font-weight="normal" officeooo:rsid="00795519" officeooo:paragraph-rsid="00795519" style:font-style-asian="italic" style:font-weight-asian="normal" style:font-style-complex="italic" style:font-weight-complex="normal"/>
    </style:style>
    <style:style style:name="P6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text-line-through-style="none" style:text-line-through-type="none" fo:font-style="italic" fo:font-weight="normal" officeooo:rsid="00795519" officeooo:paragraph-rsid="008ddffb" style:font-style-asian="italic" style:font-weight-asian="normal" style:font-style-complex="italic" style:font-weight-complex="normal"/>
    </style:style>
    <style:style style:name="P70" style:family="paragraph" style:parent-style-name="Standard" style:list-style-name="L11">
      <style:paragraph-properties fo:break-before="page"/>
      <style:text-properties fo:font-weight="bold" officeooo:rsid="007d969d" officeooo:paragraph-rsid="007dadbf" style:font-weight-asian="bold" style:font-weight-complex="bold"/>
    </style:style>
    <style:style style:name="P71" style:family="paragraph" style:parent-style-name="Standard" style:list-style-name="L2">
      <style:paragraph-properties fo:break-before="page"/>
      <style:text-properties fo:font-weight="bold" officeooo:paragraph-rsid="008ddffb" style:font-weight-asian="bold" style:font-weight-complex="bold"/>
    </style:style>
    <style:style style:name="P72" style:family="paragraph" style:parent-style-name="Standard">
      <style:paragraph-properties fo:break-before="page"/>
      <style:text-properties fo:font-style="italic" officeooo:rsid="000d72bc" officeooo:paragraph-rsid="000d72bc" style:font-style-asian="italic" style:font-style-complex="italic"/>
    </style:style>
    <style:style style:name="P73" style:family="paragraph" style:parent-style-name="Heading_20_1">
      <style:paragraph-properties fo:break-before="page"/>
      <style:text-properties officeooo:rsid="00656784" officeooo:paragraph-rsid="00656784"/>
    </style:style>
    <style:style style:name="T1" style:family="text">
      <style:text-properties officeooo:rsid="000e4cf5"/>
    </style:style>
    <style:style style:name="T2" style:family="text">
      <style:text-properties officeooo:rsid="0012d480"/>
    </style:style>
    <style:style style:name="T3" style:family="text">
      <style:text-properties fo:font-style="normal" style:font-style-asian="normal" style:font-style-complex="normal"/>
    </style:style>
    <style:style style:name="T4" style:family="text">
      <style:text-properties fo:font-style="normal" officeooo:rsid="0025572b" style:font-style-asian="normal" style:font-style-complex="normal"/>
    </style:style>
    <style:style style:name="T5" style:family="text">
      <style:text-properties fo:font-style="normal" officeooo:rsid="002639a1" style:font-style-asian="normal" style:font-style-complex="normal"/>
    </style:style>
    <style:style style:name="T6" style:family="text">
      <style:text-properties fo:font-style="normal" officeooo:rsid="007dadbf" style:font-style-asian="normal" style:font-style-complex="normal"/>
    </style:style>
    <style:style style:name="T7" style:family="text">
      <style:text-properties fo:font-style="normal" officeooo:rsid="009716e8" style:font-style-asian="normal" style:font-style-complex="normal"/>
    </style:style>
    <style:style style:name="T8" style:family="text">
      <style:text-properties fo:font-style="normal" officeooo:rsid="0097391f" style:font-style-asian="normal" style:font-style-complex="normal"/>
    </style:style>
    <style:style style:name="T9" style:family="text">
      <style:text-properties fo:font-style="normal" officeooo:rsid="00a08ce1" style:font-style-asian="normal" style:font-style-complex="normal"/>
    </style:style>
    <style:style style:name="T10" style:family="text">
      <style:text-properties fo:font-style="normal" officeooo:rsid="0043a3e1" style:font-style-asian="normal" style:font-style-complex="normal"/>
    </style:style>
    <style:style style:name="T11" style:family="text">
      <style:text-properties fo:font-style="normal" officeooo:rsid="00550a8f" style:font-style-asian="normal" style:font-style-complex="normal"/>
    </style:style>
    <style:style style:name="T12" style:family="text">
      <style:text-properties fo:font-style="normal" officeooo:rsid="003df9a9" style:font-style-asian="normal" style:font-style-complex="normal"/>
    </style:style>
    <style:style style:name="T13" style:family="text">
      <style:text-properties fo:font-style="normal" officeooo:rsid="0014dff0" style:font-style-asian="normal" style:font-style-complex="normal"/>
    </style:style>
    <style:style style:name="T14" style:family="text">
      <style:text-properties fo:font-style="normal" officeooo:rsid="00a3825d" style:font-style-asian="normal" style:font-style-complex="normal"/>
    </style:style>
    <style:style style:name="T15" style:family="text">
      <style:text-properties fo:font-style="normal" officeooo:rsid="00a3acf8" style:font-style-asian="normal" style:font-style-complex="normal"/>
    </style:style>
    <style:style style:name="T16" style:family="text">
      <style:text-properties fo:font-style="normal" officeooo:rsid="00a44582" style:font-style-asian="normal" style:font-style-complex="normal"/>
    </style:style>
    <style:style style:name="T17" style:family="text">
      <style:text-properties fo:font-style="normal" officeooo:rsid="00a4ff07" style:font-style-asian="normal" style:font-style-complex="normal"/>
    </style:style>
    <style:style style:name="T18" style:family="text">
      <style:text-properties fo:font-style="normal" officeooo:rsid="006bb004" style:font-style-asian="normal" style:font-style-complex="normal"/>
    </style:style>
    <style:style style:name="T19" style:family="text">
      <style:text-properties fo:font-style="normal" officeooo:rsid="0072ebeb" style:font-style-asian="normal" style:font-style-complex="normal"/>
    </style:style>
    <style:style style:name="T20" style:family="text">
      <style:text-properties fo:font-style="normal" officeooo:rsid="00732092" style:font-style-asian="normal" style:font-style-complex="normal"/>
    </style:style>
    <style:style style:name="T21" style:family="text">
      <style:text-properties fo:font-style="normal" officeooo:rsid="0073824c" style:font-style-asian="normal" style:font-style-complex="normal"/>
    </style:style>
    <style:style style:name="T22" style:family="text">
      <style:text-properties fo:font-style="normal" fo:font-weight="normal" officeooo:rsid="00795519" style:font-style-asian="normal" style:font-weight-asian="normal" style:font-style-complex="normal" style:font-weight-complex="normal"/>
    </style:style>
    <style:style style:name="T23" style:family="text">
      <style:text-properties fo:font-style="normal" fo:font-weight="normal" officeooo:rsid="007965c0" style:font-style-asian="normal" style:font-weight-asian="normal" style:font-style-complex="normal" style:font-weight-complex="normal"/>
    </style:style>
    <style:style style:name="T24" style:family="text">
      <style:text-properties fo:font-style="normal" fo:font-weight="normal" officeooo:rsid="0081252a" style:font-style-asian="normal" style:font-weight-asian="normal" style:font-style-complex="normal" style:font-weight-complex="normal"/>
    </style:style>
    <style:style style:name="T25" style:family="text">
      <style:text-properties fo:font-style="normal" fo:font-weight="normal" officeooo:rsid="007e7bfa" style:font-style-asian="normal" style:font-weight-asian="normal" style:font-style-complex="normal" style:font-weight-complex="normal"/>
    </style:style>
    <style:style style:name="T26" style:family="text">
      <style:text-properties fo:font-style="normal" fo:font-weight="normal" officeooo:rsid="00960d63" style:font-style-asian="normal" style:font-weight-asian="normal" style:font-style-complex="normal" style:font-weight-complex="normal"/>
    </style:style>
    <style:style style:name="T27" style:family="text">
      <style:text-properties officeooo:rsid="002dc488"/>
    </style:style>
    <style:style style:name="T28" style:family="text">
      <style:text-properties officeooo:rsid="002ed681"/>
    </style:style>
    <style:style style:name="T29" style:family="text">
      <style:text-properties officeooo:rsid="00322a16"/>
    </style:style>
    <style:style style:name="T30" style:family="text">
      <style:text-properties officeooo:rsid="003b5aa4"/>
    </style:style>
    <style:style style:name="T31" style:family="text">
      <style:text-properties officeooo:rsid="003ce227"/>
    </style:style>
    <style:style style:name="T32" style:family="text">
      <style:text-properties officeooo:rsid="003df9a9"/>
    </style:style>
    <style:style style:name="T33" style:family="text">
      <style:text-properties officeooo:rsid="003f61ca"/>
    </style:style>
    <style:style style:name="T34" style:family="text">
      <style:text-properties officeooo:rsid="0043cc30"/>
    </style:style>
    <style:style style:name="T35" style:family="text">
      <style:text-properties style:text-line-through-style="solid" style:text-line-through-type="single" officeooo:rsid="0014dff0"/>
    </style:style>
    <style:style style:name="T36" style:family="text">
      <style:text-properties style:text-line-through-style="solid" style:text-line-through-type="single" officeooo:rsid="005ea38d"/>
    </style:style>
    <style:style style:name="T37" style:family="text">
      <style:text-properties officeooo:rsid="004bd802"/>
    </style:style>
    <style:style style:name="T38" style:family="text">
      <style:text-properties officeooo:rsid="0050cce6"/>
    </style:style>
    <style:style style:name="T39" style:family="text">
      <style:text-properties officeooo:rsid="00550a8f"/>
    </style:style>
    <style:style style:name="T40" style:family="text">
      <style:text-properties officeooo:rsid="00599a29"/>
    </style:style>
    <style:style style:name="T41" style:family="text">
      <style:text-properties officeooo:rsid="0059f538"/>
    </style:style>
    <style:style style:name="T42" style:family="text">
      <style:text-properties fo:font-style="italic" style:font-style-asian="italic" style:font-style-complex="italic"/>
    </style:style>
    <style:style style:name="T43" style:family="text">
      <style:text-properties fo:font-style="italic" officeooo:rsid="004bd802" style:font-style-asian="italic" style:font-style-complex="italic"/>
    </style:style>
    <style:style style:name="T44" style:family="text">
      <style:text-properties fo:font-style="italic" officeooo:rsid="003ce227" style:font-style-asian="italic" style:font-style-complex="italic"/>
    </style:style>
    <style:style style:name="T45" style:family="text">
      <style:text-properties fo:font-style="italic" fo:font-weight="normal" officeooo:rsid="00795519" style:font-style-asian="italic" style:font-weight-asian="normal" style:font-style-complex="italic" style:font-weight-complex="normal"/>
    </style:style>
    <style:style style:name="T46" style:family="text">
      <style:text-properties fo:font-style="italic" fo:font-weight="normal" officeooo:rsid="007e8cb8" style:font-style-asian="italic" style:font-weight-asian="normal" style:font-style-complex="italic" style:font-weight-complex="normal"/>
    </style:style>
    <style:style style:name="T47" style:family="text">
      <style:text-properties fo:font-style="italic" fo:font-weight="normal" officeooo:rsid="007ed045" style:font-style-asian="italic" style:font-weight-asian="normal" style:font-style-complex="italic" style:font-weight-complex="normal"/>
    </style:style>
    <style:style style:name="T48" style:family="text">
      <style:text-properties officeooo:rsid="005cbf10"/>
    </style:style>
    <style:style style:name="T49" style:family="text">
      <style:text-properties officeooo:rsid="005f7eb3"/>
    </style:style>
    <style:style style:name="T50" style:family="text">
      <style:text-properties officeooo:rsid="00611297"/>
    </style:style>
    <style:style style:name="T51" style:family="text">
      <style:text-properties officeooo:rsid="0014dff0"/>
    </style:style>
    <style:style style:name="T52" style:family="text">
      <style:text-properties officeooo:rsid="0063e137"/>
    </style:style>
    <style:style style:name="T53" style:family="text">
      <style:text-properties officeooo:rsid="00640e39"/>
    </style:style>
    <style:style style:name="T54" style:family="text">
      <style:text-properties officeooo:rsid="0067230d"/>
    </style:style>
    <style:style style:name="T55" style:family="text">
      <style:text-properties officeooo:rsid="006795c4"/>
    </style:style>
    <style:style style:name="T56" style:family="text">
      <style:text-properties officeooo:rsid="00686eb8"/>
    </style:style>
    <style:style style:name="T57" style:family="text">
      <style:text-properties officeooo:rsid="0069f73b"/>
    </style:style>
    <style:style style:name="T58" style:family="text">
      <style:text-properties officeooo:rsid="006fff6d"/>
    </style:style>
    <style:style style:name="T59" style:family="text">
      <style:text-properties officeooo:rsid="0072ebeb"/>
    </style:style>
    <style:style style:name="T60" style:family="text">
      <style:text-properties officeooo:rsid="00732092"/>
    </style:style>
    <style:style style:name="T61" style:family="text">
      <style:text-properties officeooo:rsid="0073824c"/>
    </style:style>
    <style:style style:name="T62" style:family="text">
      <style:text-properties officeooo:rsid="00760f14"/>
    </style:style>
    <style:style style:name="T63" style:family="text">
      <style:text-properties officeooo:rsid="007808f4"/>
    </style:style>
    <style:style style:name="T64" style:family="text">
      <style:text-properties officeooo:rsid="007965c0"/>
    </style:style>
    <style:style style:name="T65" style:family="text">
      <style:text-properties officeooo:rsid="007bbc9f"/>
    </style:style>
    <style:style style:name="T66" style:family="text">
      <style:text-properties officeooo:rsid="007dadbf"/>
    </style:style>
    <style:style style:name="T67" style:family="text">
      <style:text-properties officeooo:rsid="007e7bfa"/>
    </style:style>
    <style:style style:name="T68" style:family="text">
      <style:text-properties fo:font-weight="normal" style:font-weight-asian="normal" style:font-weight-complex="normal"/>
    </style:style>
    <style:style style:name="T69" style:family="text">
      <style:text-properties fo:font-weight="normal" officeooo:rsid="007e8cb8" style:font-weight-asian="normal" style:font-weight-complex="normal"/>
    </style:style>
    <style:style style:name="T70" style:family="text">
      <style:text-properties fo:font-weight="normal" officeooo:rsid="008010d4" style:font-weight-asian="normal" style:font-weight-complex="normal"/>
    </style:style>
    <style:style style:name="T71" style:family="text">
      <style:text-properties officeooo:rsid="008bf697"/>
    </style:style>
    <style:style style:name="T72" style:family="text">
      <style:text-properties officeooo:rsid="009012b4"/>
    </style:style>
    <style:style style:name="T73" style:family="text">
      <style:text-properties officeooo:rsid="0092177d"/>
    </style:style>
    <style:style style:name="T74" style:family="text">
      <style:text-properties officeooo:rsid="0092fb44"/>
    </style:style>
    <style:style style:name="T75" style:family="text">
      <style:text-properties officeooo:rsid="0094d799"/>
    </style:style>
    <style:style style:name="T76" style:family="text">
      <style:text-properties officeooo:rsid="00959325"/>
    </style:style>
    <style:style style:name="T77" style:family="text">
      <style:text-properties officeooo:rsid="009d4bb4"/>
    </style:style>
    <style:style style:name="T78" style:family="text">
      <style:text-properties officeooo:rsid="009f2f42"/>
    </style:style>
    <style:style style:name="T79" style:family="text">
      <style:text-properties officeooo:rsid="00a69558"/>
    </style:style>
    <style:style style:name="T80" style:family="text">
      <style:text-properties officeooo:rsid="00a6f1bb"/>
    </style:style>
    <style:style style:name="T81" style:family="text">
      <style:text-properties officeooo:rsid="00a74b83"/>
    </style:style>
    <style:style style:name="T82" style:family="text">
      <style:text-properties officeooo:rsid="00a91285"/>
    </style:style>
    <style:style style:name="T83" style:family="text">
      <style:text-properties officeooo:rsid="00acb723"/>
    </style:style>
    <style:style style:name="T84" style:family="text">
      <style:text-properties officeooo:rsid="00acd4b8"/>
    </style:style>
    <style:style style:name="T85" style:family="text">
      <style:text-properties officeooo:rsid="00af11ef"/>
    </style:style>
    <style:style style:name="T86" style:family="text">
      <style:text-properties officeooo:rsid="00b4fdfe"/>
    </style:style>
    <style:style style:name="T87" style:family="text">
      <style:text-properties officeooo:rsid="00b7fcb1"/>
    </style:style>
    <style:style style:name="T88" style:family="text">
      <style:text-properties officeooo:rsid="00b85428"/>
    </style:style>
    <style:style style:name="T89" style:family="text">
      <style:text-properties officeooo:rsid="00b9e71a"/>
    </style:style>
    <style:style style:name="T90" style:family="text">
      <style:text-properties officeooo:rsid="00bab2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re ?</text:p>
      <text:p text:style-name="P11">Méthode d'ordre élevé pour le suivi de surface et la déformation de maillage...</text:p>
      <text:h text:style-name="Heading_20_1" text:outline-level="1">Avant propos</text:h>
      <text:p text:style-name="P1">Remerciements...</text:p>
      <text:h text:style-name="Heading_20_1" text:outline-level="1">Résumé général/<text:span text:style-name="T71">Abstract</text:span></text:h>
      <text:p text:style-name="P3">(10aine de lignes)</text:p>
      <text:h text:style-name="Heading_20_1" text:outline-level="1">Introduction</text:h>
      <text:p text:style-name="P3"><text:span text:style-name="T2">(</text:span>Présentation de l'étude dans son contexte<text:span text:style-name="T2">)</text:span></text:p>
      <text:p text:style-name="P4">Contexte</text:p>
      <text:list xml:id="list6841673645591304270" text:style-name="L1">
        <text:list-item>
          <text:p text:style-name="P12">Domaine : <text:span text:style-name="T4">simulation numérique dans des domaines aux frontières déformables ou en présence d'interface en propagation (couplages multiphysiques, exemples...)</text:span></text:p>
        </text:list-item>
        <text:list-item>
          <text:p text:style-name="P12">Problème généra<text:span text:style-name="T27">l :</text:span><text:span text:style-name="T3"> </text:span><text:span text:style-name="T5">déterminer avec précision et robustesse l'évolution au cours du temps d'une interface en mouvement</text:span></text:p>
        </text:list-item>
        <text:list-item>
          <text:p text:style-name="P12">Conséquences négatives ???</text:p>
        </text:list-item>
      </text:list>
      <text:p text:style-name="P4">Etudes</text:p>
      <text:p text:style-name="P4">(#auteur a fait …, cela a permis …, mais ...(limites))</text:p>
      <text:p text:style-name="P4">Bilan</text:p>
      <text:p text:style-name="P5">(avant mon étude, ...(+), mais ...(-), d'ou ma thèse)</text:p>
      <text:p text:style-name="P1"/>
      <text:h text:style-name="Heading_20_1" text:outline-level="1">Etat de l'art</text:h>
      <text:p text:style-name="P10">Lister th<text:span text:style-name="T1">ématiques abordées dans la thèse :</text:span></text:p>
      <text:p text:style-name="P8"><text:span text:style-name="T50">Méthodes numériques pour la p</text:span>ropagation d'interface (Euler <text:span text:style-name="T30">(level-set, VOF, interfaces diffuses, ...)</text:span>/Lagrange, <text:span text:style-name="T63">ALE/body-fitted, high-order/spectral</text:span>)</text:p>
      <text:p text:style-name="P9"><text:span text:style-name="T28">CAD : formalisme </text:span>BREP, intersection surfaces paramétriques, <text:span text:style-name="T29">IGA ?</text:span></text:p>
      <text:h text:style-name="Heading_20_1" text:outline-level="1">(Matériel et méthodes/<text:span text:style-name="T1">Résultats préliminaires maths</text:span>)</text:h>
      <text:p text:style-name="P2">Géométrie différentielle, surfaces <text:span text:style-name="T31">paramétriques ( → </text:span><text:span text:style-name="T44">chap1?</text:span><text:span text:style-name="T31">)</text:span></text:p>
      <text:h text:style-name="Heading_20_1" text:outline-level="1">Démarche</text:h>
      <text:p text:style-name="P3">Chapitres…</text:p>
      <text:list xml:id="list8237386998390274645" text:style-name="L2">
        <text:list-item>
          <text:p text:style-name="P22">Suivi Lagrangien de surface régulière par mor<text:span text:style-name="T52">c</text:span>eaux (BREP) en propagation / <text:span text:style-name="T41">Contruction de l'enveloppe des boules pour une surface BREP</text:span></text:p>
          <text:p text:style-name="P14">objectif : mettre en place la structure d'un algorithme (de suivi lagrangien) pour simuler la propagation d'une surface <text:span text:style-name="T64">représentée suivant</text:span> le formalisme BREP, <text:span text:style-name="T64">en proposant un </text:span><text:soft-page-break/><text:span text:style-name="T64">traitement de chaque entité du modèle BREP pour appliquer le principe de Huygens avec condition d'entropie (énoncé en intro ?).</text:span></text:p>
        </text:list-item>
      </text:list>
      <text:list xml:id="list4118277933396259871" text:style-name="L3">
        <text:list-item>
          <text:p text:style-name="P34">formulation Lagrangienne <text:span text:style-name="T40">(vecteur vitesse ou vitesse normale)</text:span>, ambigu<text:span text:style-name="T38">ï</text:span>té vecteur normal, principe de Huygens avec condition d'entropie <text:span text:style-name="T37">(</text:span><text:span text:style-name="T43">→ intro?</text:span><text:span text:style-name="T37">)</text:span></text:p>
        </text:list-item>
      </text:list>
      <text:list xml:id="list6167161583116920033" text:style-name="L4">
        <text:list-item>
          <text:p text:style-name="P36">construction enveloppe des sphères/boules, canal surfaces</text:p>
        </text:list-item>
      </text:list>
      <text:list xml:id="list151559274023744" text:continue-list="list8237386998390274645" text:style-name="L2">
        <text:list-item>
          <text:p text:style-name="P23"><text:span text:style-name="T37">M</text:span>éthode <text:span text:style-name="T53">(</text:span>pseudo-<text:span text:style-name="T53">)</text:span>spectrale pour le suivi d'un patch rectangulaire de surface </text:p>
        </text:list-item>
      </text:list>
      <text:p text:style-name="P55">Discrétisation pseudo-spectrale pour un patch rectangulaire de surface paramétrique </text:p>
      <text:p text:style-name="P68">objectif : mettre au point une méthode d'ordre élevé pour le suivi lagrangien d'un patch de surface rectangulaire en propagation, <text:span text:style-name="T65">qui </text:span>serv<text:span text:style-name="T65">ira </text:span>de brique <text:span text:style-name="T65">élémentaire</text:span> <text:span text:style-name="T65">dans l'algorithme proposé au chap1.</text:span></text:p>
      <text:list xml:id="list2069097977568060387" text:style-name="L5">
        <text:list-item>
          <text:p text:style-name="P37">polynômes Chebyshev (motivation, <text:span text:style-name="T39">définition, </text:span>DCT, différentiation, quadrature)</text:p>
        </text:list-item>
        <text:list-item>
          <text:p text:style-name="P39">discrétisation surface <text:span text:style-name="T33">rectangulaire, approximation enveloppe des sphères ou intégration champ de vitesse donné</text:span></text:p>
        </text:list-item>
        <text:list-item>
          <text:p text:style-name="P41"><text:span text:style-name="T32">problèmes liés aux déformations extrêmes</text:span> <text:span text:style-name="T32">(</text:span>aliasing, folding…<text:span text:style-name="T32">), détection et proposition de traitement</text:span></text:p>
        </text:list-item>
      </text:list>
      <text:list xml:id="list151558206642776" text:continue-list="list151559274023744" text:style-name="L2">
        <text:list-item>
          <text:p text:style-name="P25">Généralisation <text:span text:style-name="T49">aux(/au suivi de)</text:span> surfaces régulières par morceaux et de topologie quelconque<text:span text:style-name="T51"> </text:span></text:p>
        </text:list-item>
      </text:list>
      <text:list xml:id="list6715932153486813611" text:style-name="L6">
        <text:list-item>
          <text:p text:style-name="P47">reconstruction d<text:span text:style-name="T58">u</text:span> modèle BREP</text:p>
        </text:list-item>
      </text:list>
      <text:list xml:id="list1060365895224111900" text:style-name="L7">
        <text:list-item>
          <text:p text:style-name="P42">intersections <text:span text:style-name="T57">(Chebyshev/Bernstein)</text:span></text:p>
        </text:list-item>
        <text:list-item>
          <text:p text:style-name="P49">paramétrisation des faces "Huygens" </text:p>
          <text:list>
            <text:list-item>
              <text:p text:style-name="P51">arêtes (LS fit de courbe)</text:p>
            </text:list-item>
            <text:list-item>
              <text:p text:style-name="P51">sommets <text:span text:style-name="T59">(</text:span>polygone sphérique découpé en quad<text:span text:style-name="T60">s</text:span> (seulement si vitesse uniforme), (trimmed) l<text:span text:style-name="T61">ong-lat</text:span> rectangle<text:span text:style-name="T59">)</text:span></text:p>
            </text:list-item>
          </text:list>
        </text:list-item>
        <text:list-item>
          <text:p text:style-name="P42">validation cas tests (vortex, cube en expansion, ...)</text:p>
        </text:list-item>
      </text:list>
      <text:list xml:id="list5763288532750174254" text:style-name="L13">
        <text:list-item>
          <text:p text:style-name="P27"><text:span text:style-name="T48">D</text:span>éformation de maillage surfacique <text:span text:style-name="T35">pour </text:span><text:span text:style-name="T36">des simulations</text:span><text:span text:style-name="T35"> EF/VF</text:span></text:p>
        </text:list-item>
      </text:list>
      <text:p text:style-name="P6">Développement d'une méthode capable de déformer un maillage reposant sur une surface continue par morceau</text:p>
      <text:list xml:id="list5411462083703856127" text:style-name="L8">
        <text:list-item>
          <text:p text:style-name="P53">motivation (ALE, body-fitted), contraintes (connectivité fixe)</text:p>
        </text:list-item>
      </text:list>
      <text:list xml:id="list2198154784459157424" text:style-name="L9">
        <text:list-item>
          <text:p text:style-name="P43">BREP <text:span text:style-name="T34">conforming mesh (limitations)</text:span></text:p>
        </text:list-item>
        <text:list-item>
          <text:p text:style-name="P43">optim/smoothing</text:p>
        </text:list-item>
        <text:list-item>
          <text:p text:style-name="P43">hypergraphes →<text:span text:style-name="T34"> </text:span>"superpatchs"</text:p>
        </text:list-item>
      </text:list>
      <text:list xml:id="list151558547266320" text:continue-list="list151558206642776" text:style-name="L2">
        <text:list-item>
          <text:p text:style-name="P29"><text:s/><text:span text:style-name="T37">Application à la simulation de la combustion de propergol solide</text:span></text:p>
        </text:list-item>
      </text:list>
      <text:list xml:id="list8599073184097326714" text:style-name="L10">
        <text:list-item>
          <text:p text:style-name="P58"><text:span text:style-name="T51">c</text:span>ontexte propulsion solide</text:p>
        </text:list-item>
        <text:list-item>
          <text:p text:style-name="P58">configuration, <text:span text:style-name="T62">méthodologie de "couplage"</text:span></text:p>
        </text:list-item>
        <text:list-item>
          <text:p text:style-name="P58">résultats maillage surface et champs volumiques calcul Navier-Stokes</text:p>
        </text:list-item>
      </text:list>
      <text:h text:style-name="Heading_20_1" text:outline-level="1">Discussion</text:h>
      <text:p text:style-name="P3">Analyse critique de l'étude</text:p>
      <text:p text:style-name="P1"/>
      <text:h text:style-name="Heading_20_1" text:outline-level="1"><text:soft-page-break/>Conclusion</text:h>
      <text:h text:style-name="Heading_20_1" text:outline-level="1">Annexes</text:h>
      <text:p text:style-name="P3"/>
      <text:p text:style-name="P72"/>
      <text:list xml:id="list151559946990925" text:continue-list="list151558547266320" text:style-name="L2">
        <text:list-item>
          <text:p text:style-name="P71">Suivi Lagrangien de surface régulière par mor<text:span text:style-name="T52">c</text:span>eaux (BREP) en propagation / <text:span text:style-name="T41">Contruction de l'enveloppe des boules pour une surface BREP</text:span></text:p>
          <text:p text:style-name="P15">objectif : mettre en place la structure d'un algorithme (de suivi lagrangien) pour simuler la propagation d'une surface <text:span text:style-name="T64">représentée suivant</text:span> le formalisme BREP, <text:span text:style-name="T64">en proposant un traitement de chaque entité du modèle BREP pour appliquer le principe de Huygens avec condition d'entropie (énoncé en intro ?).</text:span></text:p>
        </text:list-item>
      </text:list>
      <text:list xml:id="list921444950344357784" text:style-name="L14">
        <text:list-item>
          <text:p text:style-name="P35">formulation Lagrangienne <text:span text:style-name="T40">(vecteur vitesse ou vitesse normale)</text:span>, ambigu<text:span text:style-name="T38">ï</text:span>té vecteur normal, principe de Huygens avec condition d'entropie <text:span text:style-name="T37">(</text:span><text:span text:style-name="T43">→ intro?</text:span><text:span text:style-name="T37">)</text:span></text:p>
        </text:list-item>
      </text:list>
      <text:list xml:id="list985622888421993187" text:style-name="L15">
        <text:list-item>
          <text:p text:style-name="P67">construction enveloppe des sphères/boules, canal surfaces</text:p>
        </text:list-item>
      </text:list>
      <text:list xml:id="list151558462668171" text:continue-list="list151559946990925" text:style-name="L2">
        <text:list-item>
          <text:p text:style-name="P24"><text:span text:style-name="T37">M</text:span>éthode <text:span text:style-name="T53">(</text:span>pseudo-<text:span text:style-name="T53">)</text:span>spectrale pour le suivi d'un patch rectangulaire de surface </text:p>
        </text:list-item>
      </text:list>
      <text:p text:style-name="P56">Discrétisation pseudo-spectrale pour un patch rectangulaire de surface paramétrique </text:p>
      <text:p text:style-name="P69">objectif : mettre au point une méthode d'ordre élevé pour le suivi lagrangien d'un patch de surface rectangulaire en propagation, <text:span text:style-name="T65">qui </text:span>serv<text:span text:style-name="T65">ira </text:span>de brique <text:span text:style-name="T65">élémentaire</text:span> <text:span text:style-name="T65">dans l'algorithme proposé au chap1.</text:span></text:p>
      <text:list xml:id="list4881993032537564438" text:style-name="L16">
        <text:list-item>
          <text:p text:style-name="P38">polynômes Chebyshev (motivation, <text:span text:style-name="T39">définition, </text:span>DCT, différentiation, quadrature)</text:p>
        </text:list-item>
        <text:list-item>
          <text:p text:style-name="P40">discrétisation surface <text:span text:style-name="T33">rectangulaire, approximation enveloppe des sphères ou intégration champ de vitesse donné</text:span></text:p>
        </text:list-item>
        <text:list-item>
          <text:p text:style-name="P44"><text:span text:style-name="T32">problèmes liés aux déformations extrêmes</text:span> <text:span text:style-name="T32">(</text:span>aliasing, folding…<text:span text:style-name="T32">), détection et proposition de traitement</text:span></text:p>
        </text:list-item>
      </text:list>
      <text:list xml:id="list151559892649035" text:continue-list="list151558462668171" text:style-name="L2">
        <text:list-item>
          <text:p text:style-name="P26">Généralisation <text:span text:style-name="T49">aux(/au suivi de)</text:span> surfaces régulières par morceaux et de topologie quelconque<text:span text:style-name="T51"> </text:span></text:p>
        </text:list-item>
      </text:list>
      <text:list xml:id="list360778419046786309" text:style-name="L17">
        <text:list-item>
          <text:p text:style-name="P48">reconstruction d<text:span text:style-name="T58">u</text:span> modèle BREP</text:p>
        </text:list-item>
      </text:list>
      <text:list xml:id="list9203878988542162159" text:style-name="L18">
        <text:list-item>
          <text:p text:style-name="P45">intersections <text:span text:style-name="T57">(Chebyshev/Bernstein)</text:span></text:p>
        </text:list-item>
        <text:list-item>
          <text:p text:style-name="P50">paramétrisation des faces "Huygens" </text:p>
          <text:list>
            <text:list-item>
              <text:p text:style-name="P52">arêtes (LS fit de courbe)</text:p>
            </text:list-item>
            <text:list-item>
              <text:p text:style-name="P52">sommets <text:span text:style-name="T59">(</text:span>polygone sphérique découpé en quad<text:span text:style-name="T60">s</text:span> (seulement si vitesse uniforme), (trimmed) l<text:span text:style-name="T61">ong-lat</text:span> rectangle<text:span text:style-name="T59">)</text:span></text:p>
            </text:list-item>
          </text:list>
        </text:list-item>
        <text:list-item>
          <text:p text:style-name="P45">validation cas tests (vortex, cube en expansion, ...)</text:p>
        </text:list-item>
      </text:list>
      <text:list xml:id="list6662035055262002056" text:style-name="L19">
        <text:list-item>
          <text:p text:style-name="P28"><text:span text:style-name="T48">D</text:span>éformation de maillage surfacique <text:span text:style-name="T35">pour </text:span><text:span text:style-name="T36">des simulations</text:span><text:span text:style-name="T35"> EF/VF</text:span></text:p>
        </text:list-item>
      </text:list>
      <text:p text:style-name="P57">Développement d'une méthode capable de déformer un maillage reposant sur une surface continue par morceau</text:p>
      <text:list xml:id="list1250105302131069765" text:style-name="L20">
        <text:list-item>
          <text:p text:style-name="P54">motivation (ALE, body-fitted), contraintes (connectivité fixe)</text:p>
        </text:list-item>
      </text:list>
      <text:list xml:id="list9034396729288457984" text:style-name="L21">
        <text:list-item>
          <text:p text:style-name="P46">BREP <text:span text:style-name="T34">conforming mesh (limitations)</text:span></text:p>
        </text:list-item>
        <text:list-item>
          <text:p text:style-name="P46">optim/smoothing</text:p>
        </text:list-item>
        <text:list-item>
          <text:p text:style-name="P46">hypergraphes →<text:span text:style-name="T34"> </text:span>"superpatchs"</text:p>
        </text:list-item>
      </text:list>
      <text:list xml:id="list151559873956869" text:continue-list="list151559892649035" text:style-name="L2">
        <text:list-item>
          <text:p text:style-name="P30"><text:s/><text:span text:style-name="T37">Application à la simulation de la combustion de propergol solide</text:span></text:p>
        </text:list-item>
      </text:list>
      <text:list xml:id="list20144058478882581" text:style-name="L22">
        <text:list-item>
          <text:p text:style-name="P59"><text:span text:style-name="T51">c</text:span>ontexte propulsion solide</text:p>
        </text:list-item>
        <text:list-item>
          <text:p text:style-name="P59">configuration, <text:span text:style-name="T62">méthodologie de "couplage"</text:span></text:p>
        </text:list-item>
        <text:list-item>
          <text:p text:style-name="P60">résultats maillage surface et champs volumiques calcul Navier-Stokes</text:p>
        </text:list-item>
      </text:list>
      <text:list xml:id="list1713715532407512235" text:style-name="L11">
        <text:list-item>
          <text:p text:style-name="P70"><text:span text:style-name="T78">[Elaboration d'un] a</text:span>lgorithme pour la propagation d'une surface <text:span text:style-name="T73">[</text:span>dans le formalisme BREP<text:span text:style-name="T76">]</text:span>/<text:span text:style-name="T76">[régulière par morceaux]</text:span></text:p>
        </text:list-item>
      </text:list>
      <text:p text:style-name="P32"><text:span text:style-name="T47">O</text:span><text:span text:style-name="T45">bjectif : </text:span><text:span text:style-name="T22">mettre en place un algorithme – </text:span><text:span text:style-name="T24">basé sur</text:span><text:span text:style-name="T23"> le principe de Huygens avec condition d'entropie (énoncé en intro ?) – </text:span><text:span text:style-name="T22">pour simuler la propagation d'une surface </text:span><text:span text:style-name="T23">représentée suivant</text:span><text:span text:style-name="T22"> le formalisme BREP,</text:span><text:span text:style-name="T23"> </text:span><text:span text:style-name="T24">i.e. </text:span><text:span text:style-name="T26">pour </text:span><text:span text:style-name="T25">construire un nouveau modèle BREP (géométrie et topologie) correspondant à </text:span><text:span text:style-name="T26">une </text:span><text:span text:style-name="T25">enveloppe de boules centrées sur la surface courante. </text:span></text:p>
      <text:p text:style-name="P63"><text:span text:style-name="T46">Pour cela :</text:span><text:span text:style-name="T69"> </text:span><text:span text:style-name="T70">o</text:span><text:span text:style-name="T68">n construit </text:span><text:span text:style-name="T70">d'abord </text:span><text:span text:style-name="T68">l'enveloppe des sphères :</text:span></text:p>
      <text:list xml:id="list5668940846823485129" text:style-name="L12">
        <text:list-item>
          <text:p text:style-name="P61"><text:span text:style-name="T67">pour les arêtes et sommets convexes : construction de nouvelles faces (→ canal surfaces), arêtes (smooth) et sommets </text:span></text:p>
        </text:list-item>
        <text:list-item>
          <text:p text:style-name="P61"><text:span text:style-name="T64">pour les faces : face vis-à-vis sur l'enveloppe (→ "extension" canal surfaces);</text:span></text:p>
        </text:list-item>
      </text:list>
      <text:p text:style-name="P62">Ensuite, application de la condition d'entropie (enveloppe des boules) : résolution des auto-intersections <text:span text:style-name="T72">=&gt;</text:span> construction d'arêtes<text:span text:style-name="T77"> </text:span>et sommets.</text:p>
      <text:p text:style-name="P16"><text:span text:style-name="T66">Transition :</text:span><text:span text:style-name="T6"> il faut maintenant faire le choix d'une méthode numérique (à la fois robuste, précis</text:span><text:span text:style-name="T7">e</text:span><text:span text:style-name="T6"> et </text:span><text:span text:style-name="T8">nécessitant un faible</text:span><text:span text:style-name="T6"> temps de calcul) pour appliquer cet algorithme de façon pratique.</text:span></text:p>
      <text:p text:style-name="P16"><text:span text:style-name="T6"/></text:p>
      <text:list xml:id="list151559568574744" text:continue-list="list1713715532407512235" text:style-name="L11">
        <text:list-item>
          <text:p text:style-name="P33">Enveloppe des <text:span text:style-name="T75">sphères</text:span></text:p>
        </text:list-item>
      </text:list>
      <text:p text:style-name="P17">Objectif :<text:span text:style-name="T3"> </text:span></text:p>
      <text:p text:style-name="P18">Pour cela :<text:span text:style-name="T3"> </text:span></text:p>
      <text:list xml:id="list1738469008934748124" text:style-name="L23">
        <text:list-item>
          <text:p text:style-name="P19"><text:span text:style-name="T9">transport lagrangien de marqueurs de surface</text:span></text:p>
        </text:list-item>
        <text:list-item>
          <text:p text:style-name="P19"><text:span text:style-name="T9">choix discrétisation spatiale pour les arêtes (courbes) et faces (surfaces) → polynômes de Chebyshev (</text:span><text:span text:style-name="T10">motivation, </text:span><text:span text:style-name="T11">définition, </text:span><text:span text:style-name="T17">points de collocation CGL, </text:span><text:span text:style-name="T10">DCT, différentiation, quadrature, </text:span><text:span text:style-name="T14">erreur d'approximation = troncature + aliasing</text:span><text:span text:style-name="T10">)</text:span></text:p>
        </text:list-item>
        <text:list-item>
          <text:p text:style-name="P21"><text:span text:style-name="T10">a</text:span><text:span text:style-name="T3">pproximation enveloppe des sphères </text:span><text:span text:style-name="T17">:</text:span></text:p>
          <text:list>
            <text:list-item>
              <text:p text:style-name="P21"><text:span text:style-name="T17">faces</text:span></text:p>
            </text:list-item>
            <text:list-item>
              <text:p text:style-name="P21"><text:span text:style-name="T17">arêtes </text:span><text:span text:style-name="T18"><text:s/>(LS fit</text:span><text:span text:style-name="T17">ting </text:span><text:span text:style-name="T18">de courbe, a</text:span><text:span text:style-name="T17">pprox. canal surface restreinte</text:span><text:span text:style-name="T18">) ;</text:span></text:p>
            </text:list-item>
            <text:list-item>
              <text:p text:style-name="P21"><text:span text:style-name="T17">sommets </text:span><text:span text:style-name="T19">(</text:span><text:span text:style-name="T18">polygone sphérique découpé en quad</text:span><text:span text:style-name="T20">s</text:span><text:span text:style-name="T18"> (seulement si vitesse uniforme), (trimmed) l</text:span><text:span text:style-name="T21">ong-lat</text:span><text:span text:style-name="T18"> rectangle</text:span><text:span text:style-name="T19">).</text:span></text:p>
            </text:list-item>
          </text:list>
        </text:list-item>
        <text:list-item>
          <text:p text:style-name="P21"><text:span text:style-name="T3">intégration champ de vitesse donné</text:span></text:p>
        </text:list-item>
        <text:list-item>
          <text:p text:style-name="P20"><text:span text:style-name="T12">problèmes liés aux déformations (</text:span><text:span text:style-name="T13">aliasing </text:span><text:span text:style-name="T15">=&gt; instabilité</text:span><text:span text:style-name="T13">, </text:span><text:span text:style-name="T16">dégénérescence ("</text:span><text:span text:style-name="T13">folding"</text:span><text:span text:style-name="T16">))</text:span><text:span text:style-name="T12">, détection et p</text:span><text:span text:style-name="T16">révention/</text:span><text:span text:style-name="T12">traitement</text:span></text:p>
        </text:list-item>
      </text:list>
      <text:p text:style-name="P18">Transition :<text:span text:style-name="T3"> </text:span></text:p>
      <text:p text:style-name="P17"/>
      <text:list xml:id="list151559415379454" text:continue-list="list151559568574744" text:style-name="L11">
        <text:list-item>
          <text:p text:style-name="P33">Enveloppe des boules (application de la condition d'entropie)</text:p>
        </text:list-item>
      </text:list>
      <text:p text:style-name="P18">Objectif :<text:span text:style-name="T3"> </text:span></text:p>
      <text:p text:style-name="P18">Pour cela :<text:span text:style-name="T3"> </text:span></text:p>
      <text:p text:style-name="P18">Transition :<text:span text:style-name="T3"> </text:span></text:p>
      <text:p text:style-name="P17"/>
      <text:list xml:id="list151559323231697" text:continue-numbering="true" text:style-name="L11">
        <text:list-item>
          <text:p text:style-name="P31">chap 4</text:p>
        </text:list-item>
      </text:list>
      <text:p text:style-name="P18">Objectif :<text:span text:style-name="T3"> </text:span></text:p>
      <text:p text:style-name="P18">Pour cela :<text:span text:style-name="T3"> </text:span></text:p>
      <text:p text:style-name="P18">Transition :<text:span text:style-name="T3"> </text:span></text:p>
      <text:p text:style-name="P17"/>
      <text:list xml:id="list151559005022421" text:continue-numbering="true" text:style-name="L11">
        <text:list-item>
          <text:p text:style-name="P31">chap 5</text:p>
        </text:list-item>
      </text:list>
      <text:p text:style-name="P18"><text:soft-page-break/>Objectif :<text:span text:style-name="T3"> </text:span></text:p>
      <text:p text:style-name="P18">Pour cela :<text:span text:style-name="T3"> </text:span></text:p>
      <text:p text:style-name="P18">Transition :<text:span text:style-name="T3"> </text:span></text:p>
      <text:h text:style-name="P73" text:outline-level="1">Arguments</text:h>
      <text:h text:style-name="Heading_20_3" text:outline-level="3">Type de problèmes visés</text:h>
      <text:p text:style-name="Standard">Focus sur <text:span text:style-name="T79">la propagation – dans un champ de vitesse continu en module (mais pas nécessairement en direction) – de </text:span>surfaces régulières par morceaux, i.e. pouvant avoir des discontinuités de plan tangent ou de courbure (on ne s'intéresse pas <text:span text:style-name="T74">aux problèmes de type mean curvature flow, Willmore flow, etc.).</text:span></text:p>
      <text:p text:style-name="Standard"/>
      <text:h text:style-name="Heading_20_3" text:outline-level="3">Choix des fonctions de base</text:h>
      <text:p text:style-name="P7"><text:span text:style-name="T54">H</text:span>armoniques sphériques pour surfaces de genre 0 <text:span text:style-name="T83">et sans bord </text:span>(sphères topologiques), Fourier pour <text:span text:style-name="T84">tores topologiques </text:span>→<text:span text:style-name="T54"> limitations topologiques/géométriques (régularité globale).</text:span></text:p>
      <text:p text:style-name="P7"><text:span text:style-name="T85">Polynômes de </text:span>Chebyshev <text:span text:style-name="T55">(en produit tensoriel) </text:span>adapté<text:span text:style-name="T85">s</text:span> aux carreaux paramétriques d'une BREP, plus pratique/flexible pour traiter des géométries piecewise smooth et de topologie arbitraire. Mieux que Bernstein <text:span text:style-name="T90">(traditionnellement utilisé en CAO) </text:span>car orthogonaux <text:span text:style-name="T56">(LS fitting, aspect multirésolution, élévation/réduction de degré + quasi-optimalité minimax)</text:span>, plus rapides à évaluer (Clenshaw, FFT), points de collocations/marqueurs <text:span text:style-name="T42">sur</text:span> la surface (plus simple pour le suivi lagrangien). <text:span text:style-name="T89">(En revanche, Bernstein plus pratique pour la détection des intersections grâce la propriété d'enveloppe convexe. Pour des polynômes de degré modeste, on peut changer de base pour cette étape, sinon on développe une heuristique pour construire simplement des volumes englobants à partir des coeffs de Chebyshev).</text:span></text:p>
      <text:p text:style-name="P66">On pourrait imaginer des paramétrisation<text:span text:style-name="T86">s</text:span> hybrides (e.g. Fourier/Chebyshev pour des patchs périodiques suivant une direction paramétrique (c<text:span text:style-name="T87">ône</text:span>), etc.) mais il est plus <text:span text:style-name="T88">commode</text:span> d'utiliser un seul jeu de fonctions de bases (on découpe les patchs périodiques en plusieurs patchs "rectangulaires").</text:p>
      <text:p text:style-name="P7"/>
      <text:h text:style-name="Heading_20_3" text:outline-level="3">Robustesse/<text:span text:style-name="T82">Précision</text:span> des intersections transverses </text:h>
      <text:p text:style-name="P64">Calculer précisément <text:span text:style-name="T82">et avec robustesse </text:span>des intersections tangentielles peut être fastidieux (en particulier avec des surfaces paramétriques polynomiales de degré elevé), mais de tels points/courbes sont préservés lors de la propagation (l<text:span text:style-name="T80">a direction du</text:span> champ de vitesse y est continu<text:span text:style-name="T80">e</text:span> par continuité du plan tangent), <text:span text:style-name="T81">et ne sont donc calculés qu'une fois (fournis dans la CAD initiale ou bien créés à partir d'intersections transverses lors de la transformation d'arêtes/sommets convexes en faces "Huy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language="fr" fo:country="M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04T15:15:57.713942865</dc:date>
    <dc:creator>Bastien Andrieu</dc:creator>
    <meta:editing-duration>P3DT6H26M18S</meta:editing-duration>
    <meta:editing-cycles>192</meta:editing-cycles>
    <meta:generator>LibreOffice/5.0.6.2$Linux_X86_64 LibreOffice_project/00$Build-2</meta:generator>
    <meta:document-statistic meta:table-count="0" meta:image-count="0" meta:object-count="0" meta:page-count="8" meta:paragraph-count="122" meta:word-count="1351" meta:character-count="9640" meta:non-whitespace-character-count="8445"/>
  </office:meta>
</office:document-meta>
</file>